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null-year="1980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formula="of:=[.B3]+[.D2]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formula="of:=14" office:value-type="float" office:value="14" calcext:value-type="float">
            <text:p>14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formula="of:=[.B5]+[.D3]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; 2; 4</text:p>
          </table:table-cell>
          <table:table-cell table:formula="of:=[.B6]+MAX([.D2];[.D3];[.D5])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formula="of:=[.B7]+[.D6]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formula="of:=[.B8]+[.D2]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formula="of:=[.B9]+[.D8]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formula="of:=[.B11]+[.D2]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formula="of:=[.B12]+[.D7]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formula="of:=[.B13]+[.D9]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table:formula="of:=MAX([.D1:.D13])" office:value-type="float" office:value="66" calcext:value-type="float">
            <text:p>66</text:p>
          </table:table-cell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25:09.64581292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24.2.2.2$Linux_X86_64 LibreOffice_project/420$Build-2</meta:generator>
    <meta:document-statistic meta:table-count="1" meta:cell-count="52" meta:object-count="0"/>
  </office:meta>
</office:document-meta>
</file>